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BACKUPLIS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BackupList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addEntry</text:p>
          </table:table-cell>
          <table:table-cell table:number-columns-spanned="2">
            <table:table table:is-sub-table="true">
              <table:table-column table:style-name="Table3.A"/>
              <table:table-column table:style-name="Table3.C"/>
              <table:table-row>
                <table:table-cell table:style-name="Table3.B2.1.1" office:value-type="string">
                  <text:p text:style-name="P10">name</text:p>
                </table:table-cell>
                <table:table-cell table:style-name="Table3.B2.2.1" office:value-type="string">
                  <text:p text:style-name="P10">proyecto1</text:p>
                </table:table-cell>
              </table:table-row>
              <table:table-row>
                <table:table-cell table:style-name="Table3.B2.1.1" office:value-type="string">
                  <text:p text:style-name="P10">backups</text:p>
                </table:table-cell>
                <table:table-cell table:style-name="Table3.B2.2.1" office:value-type="string">
                  <text:p text:style-name="P10">2006-02-05T12:22:56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/>
      <text:p text:style-name="P11">&lt;backuplist&gt;</text:p>
      <text:p text:style-name="P11"><text:tab/>&lt;entry name=”proyecto1” &gt;</text:p>
      <text:p text:style-name="P11"><text:tab/><text:tab/>&lt;backup date="2006-02-05T12:22:56" /&gt;</text:p>
      <text:p text:style-name="P11"><text:tab/>&lt;entry/&gt;</text:p>
      <text:p text:style-name="P11">&lt;/backuplis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51:55</meta:creation-date>
    <dc:creator>David Cuadrado</dc:creator>
    <dc:date>2007-02-08T19:46:39</dc:date>
    <dc:language>es-CO</dc:language>
    <meta:editing-cycles>22</meta:editing-cycles>
    <meta:editing-duration>PT11M4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3" meta:word-count="62" meta:character-count="464"/>
  </office:meta>
</office:document-meta>
</file>